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able_20_Contents">
      <style:paragraph-properties fo:margin-top="0cm" fo:margin-bottom="0.499cm" style:contextual-spacing="false"/>
      <style:text-properties officeooo:paragraph-rsid="0004e200"/>
    </style:style>
    <style:style style:name="P2" style:family="paragraph" style:parent-style-name="Table_20_Contents">
      <style:paragraph-properties fo:margin-top="0cm" fo:margin-bottom="0.499cm" style:contextual-spacing="false"/>
      <style:text-properties officeooo:paragraph-rsid="00052957"/>
    </style:style>
    <style:style style:name="P3" style:family="paragraph" style:parent-style-name="Table_20_Contents">
      <style:paragraph-properties fo:margin-top="0cm" fo:margin-bottom="0.499cm" style:contextual-spacing="false"/>
      <style:text-properties officeooo:paragraph-rsid="0006164c"/>
    </style:style>
    <style:style style:name="P4" style:family="paragraph" style:parent-style-name="Table_20_Contents">
      <style:paragraph-properties fo:margin-top="0cm" fo:margin-bottom="0.499cm" style:contextual-spacing="false" fo:break-before="page"/>
      <style:text-properties officeooo:paragraph-rsid="0006164c"/>
    </style:style>
    <style:style style:name="P5" style:family="paragraph" style:parent-style-name="Table_20_Contents">
      <style:paragraph-properties fo:margin-top="0cm" fo:margin-bottom="0.499cm" style:contextual-spacing="false"/>
      <style:text-properties fo:color="#c9211e" loext:opacity="100%" officeooo:rsid="0006164c" officeooo:paragraph-rsid="0006164c"/>
    </style:style>
    <style:style style:name="P6" style:family="paragraph" style:parent-style-name="Table_20_Contents">
      <style:paragraph-properties fo:margin-top="0cm" fo:margin-bottom="0.499cm" style:contextual-spacing="false"/>
      <style:text-properties fo:color="#c9211e" loext:opacity="100%" officeooo:rsid="000c8e56" officeooo:paragraph-rsid="000c8e56"/>
    </style:style>
    <style:style style:name="P7" style:family="paragraph" style:parent-style-name="Table_20_Contents">
      <style:paragraph-properties fo:margin-top="0cm" fo:margin-bottom="0.499cm" style:contextual-spacing="false"/>
      <style:text-properties fo:color="#c9211e" loext:opacity="100%" officeooo:rsid="0015b172" officeooo:paragraph-rsid="0015b172"/>
    </style:style>
    <style:style style:name="P8" style:family="paragraph" style:parent-style-name="Table_20_Contents">
      <style:paragraph-properties fo:margin-top="0cm" fo:margin-bottom="0.499cm" style:contextual-spacing="false"/>
      <style:text-properties officeooo:paragraph-rsid="0009f9cf"/>
    </style:style>
    <style:style style:name="P9" style:family="paragraph" style:parent-style-name="Table_20_Contents">
      <style:paragraph-properties fo:margin-top="0cm" fo:margin-bottom="0.499cm" style:contextual-spacing="false" fo:break-before="page"/>
      <style:text-properties officeooo:paragraph-rsid="0009f9cf"/>
    </style:style>
    <style:style style:name="P10" style:family="paragraph" style:parent-style-name="Table_20_Contents">
      <style:paragraph-properties fo:margin-top="0cm" fo:margin-bottom="0.499cm" style:contextual-spacing="false"/>
      <style:text-properties officeooo:paragraph-rsid="000c0c2d"/>
    </style:style>
    <style:style style:name="P11" style:family="paragraph" style:parent-style-name="Table_20_Contents">
      <style:paragraph-properties fo:margin-top="0cm" fo:margin-bottom="0.499cm" style:contextual-spacing="false" fo:break-before="page"/>
      <style:text-properties officeooo:paragraph-rsid="000c0c2d"/>
    </style:style>
    <style:style style:name="P12" style:family="paragraph" style:parent-style-name="Table_20_Contents">
      <style:paragraph-properties fo:margin-top="0cm" fo:margin-bottom="0.499cm" style:contextual-spacing="false" fo:break-before="page"/>
      <style:text-properties officeooo:paragraph-rsid="000d353a"/>
    </style:style>
    <style:style style:name="P13" style:family="paragraph" style:parent-style-name="Table_20_Contents">
      <style:paragraph-properties fo:margin-top="0cm" fo:margin-bottom="0.499cm" style:contextual-spacing="false"/>
      <style:text-properties officeooo:paragraph-rsid="000d353a"/>
    </style:style>
    <style:style style:name="P14" style:family="paragraph" style:parent-style-name="Table_20_Contents">
      <style:paragraph-properties fo:margin-top="0cm" fo:margin-bottom="0.499cm" style:contextual-spacing="false"/>
      <style:text-properties officeooo:paragraph-rsid="000d605e"/>
    </style:style>
    <style:style style:name="P15" style:family="paragraph" style:parent-style-name="Table_20_Contents">
      <style:paragraph-properties fo:margin-top="0cm" fo:margin-bottom="0.499cm" style:contextual-spacing="false"/>
      <style:text-properties fo:color="#c9211e" loext:opacity="100%" officeooo:rsid="0009f9cf" officeooo:paragraph-rsid="0009f9cf"/>
    </style:style>
    <style:style style:name="P16" style:family="paragraph" style:parent-style-name="Table_20_Contents">
      <style:paragraph-properties fo:margin-top="0cm" fo:margin-bottom="0.499cm" style:contextual-spacing="false"/>
      <style:text-properties fo:color="#c9211e" loext:opacity="100%" officeooo:rsid="000c0c2d" officeooo:paragraph-rsid="000c0c2d"/>
    </style:style>
    <style:style style:name="P17" style:family="paragraph" style:parent-style-name="Table_20_Contents">
      <style:paragraph-properties fo:margin-top="0cm" fo:margin-bottom="0.499cm" style:contextual-spacing="false"/>
      <style:text-properties fo:color="#c9211e" loext:opacity="100%" officeooo:rsid="000d353a" officeooo:paragraph-rsid="000d353a"/>
    </style:style>
    <style:style style:name="P18" style:family="paragraph" style:parent-style-name="Table_20_Contents">
      <style:paragraph-properties fo:margin-top="0cm" fo:margin-bottom="0.499cm" style:contextual-spacing="false"/>
      <style:text-properties fo:color="#c9211e" loext:opacity="100%" officeooo:rsid="001e5a50" officeooo:paragraph-rsid="001e5a50"/>
    </style:style>
    <style:style style:name="P19" style:family="paragraph" style:parent-style-name="Table_20_Contents">
      <style:paragraph-properties fo:margin-top="0cm" fo:margin-bottom="0.499cm" style:contextual-spacing="false"/>
      <style:text-properties fo:color="#c9211e" loext:opacity="100%" officeooo:paragraph-rsid="0023b404"/>
    </style:style>
    <style:style style:name="P20" style:family="paragraph" style:parent-style-name="Table_20_Contents">
      <style:paragraph-properties fo:margin-top="0cm" fo:margin-bottom="0.499cm" style:contextual-spacing="false"/>
      <style:text-properties fo:color="#c9211e" loext:opacity="100%" officeooo:rsid="00264b87" officeooo:paragraph-rsid="00264b87"/>
    </style:style>
    <style:style style:name="P21" style:family="paragraph" style:parent-style-name="Table_20_Contents">
      <style:paragraph-properties fo:margin-top="0cm" fo:margin-bottom="0.499cm" style:contextual-spacing="false"/>
      <style:text-properties fo:color="#c9211e" loext:opacity="100%" officeooo:rsid="002b24b0" officeooo:paragraph-rsid="002b24b0"/>
    </style:style>
    <style:style style:name="P22" style:family="paragraph" style:parent-style-name="Table_20_Contents">
      <style:paragraph-properties fo:margin-top="0cm" fo:margin-bottom="0.499cm" style:contextual-spacing="false"/>
      <style:text-properties officeooo:paragraph-rsid="000c0c2d"/>
    </style:style>
    <style:style style:name="P23" style:family="paragraph" style:parent-style-name="Table_20_Contents">
      <style:paragraph-properties fo:margin-top="0cm" fo:margin-bottom="0.499cm" style:contextual-spacing="false" fo:break-before="page"/>
      <style:text-properties officeooo:paragraph-rsid="0023b404"/>
    </style:style>
    <style:style style:name="P24" style:family="paragraph" style:parent-style-name="Table_20_Contents">
      <style:paragraph-properties fo:margin-top="0cm" fo:margin-bottom="0.499cm" style:contextual-spacing="false"/>
      <style:text-properties officeooo:paragraph-rsid="0023b404"/>
    </style:style>
    <style:style style:name="P25" style:family="paragraph" style:parent-style-name="Table_20_Contents">
      <style:paragraph-properties fo:margin-top="0cm" fo:margin-bottom="0.499cm" style:contextual-spacing="false" fo:break-before="page"/>
      <style:text-properties officeooo:paragraph-rsid="00264b87"/>
    </style:style>
    <style:style style:name="P26" style:family="paragraph" style:parent-style-name="Table_20_Contents">
      <style:paragraph-properties fo:margin-top="0cm" fo:margin-bottom="0.499cm" style:contextual-spacing="false"/>
      <style:text-properties officeooo:paragraph-rsid="00264b87"/>
    </style:style>
    <style:style style:name="T1" style:family="text">
      <style:text-properties fo:color="#c9211e" loext:opacity="100%"/>
    </style:style>
    <style:style style:name="T2" style:family="text">
      <style:text-properties fo:color="#c9211e" loext:opacity="100%" officeooo:rsid="00052957"/>
    </style:style>
    <style:style style:name="T3" style:family="text">
      <style:text-properties fo:color="#c9211e" loext:opacity="100%" officeooo:rsid="0006164c"/>
    </style:style>
    <style:style style:name="T4" style:family="text">
      <style:text-properties fo:color="#c9211e" loext:opacity="100%" officeooo:rsid="0008abb7"/>
    </style:style>
    <style:style style:name="T5" style:family="text">
      <style:text-properties fo:color="#c9211e" loext:opacity="100%" officeooo:rsid="0009f9cf"/>
    </style:style>
    <style:style style:name="T6" style:family="text">
      <style:text-properties fo:color="#c9211e" loext:opacity="100%" officeooo:rsid="000c0c2d"/>
    </style:style>
    <style:style style:name="T7" style:family="text">
      <style:text-properties fo:color="#c9211e" loext:opacity="100%" officeooo:rsid="000d353a"/>
    </style:style>
    <style:style style:name="T8" style:family="text">
      <style:text-properties fo:color="#c9211e" loext:opacity="100%" officeooo:rsid="0019e036"/>
    </style:style>
    <style:style style:name="T9" style:family="text">
      <style:text-properties officeooo:rsid="000d605e"/>
    </style:style>
    <style:style style:name="T10" style:family="text">
      <style:text-properties officeooo:rsid="0010b4ec"/>
    </style:style>
    <style:style style:name="T11" style:family="text">
      <style:text-properties fo:color="#000000" loext:opacity="100%"/>
    </style:style>
    <style:style style:name="T12" style:family="text">
      <style:text-properties officeooo:rsid="0023b4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Sociedade da Informação<text:line-break/><text:line-break/>Questão 01.</text:span> “O que os jornais chamam de Era da Informação nada mais é que o atestado de óbito da cultura de massa — um estilo de vida que surgiu com Gutenberg, no século XV, e foi a tônica da Revolução Industrial. Até hoje você foi obrigado a assistir ao mesmo filme que o vizinho, ler o mesmo jornal que outros 200 mil assinantes, comer o mesmo molho de tomate industrializado e usar uma calça jeans do mesmo modelo do seu amigo de trabalho. Esse tempo está chegando ao fim”.<text:line-break/><text:line-break/>BARREIRA, W. Era da informação: Tudo ao mesmo tempo agora. Superinteressante. n. 84, set. 1994.<text:line-break/><text:line-break/>O texto acima, escrito em 1994, realizava uma previsão acerca dos efeitos da Era da Informação na sociedade atual. Nessa perspectiva, as transformações tecnológicas propiciaram:</text:p>
      <text:p text:style-name="P2"><text:line-break/>(a) A concessão total de liberdade ao indivíduo<text:line-break/>(b) O fim da padronização cultural<text:line-break/><text:span text:style-name="T1">(c) O aumento da interatividade digital</text:span><text:line-break/>(d) A desregulação da moda<text:line-break/>(e) O declínio das transformações técnicas</text:p>
      <text:p text:style-name="P3"><text:span text:style-name="T2">R: c</text:span><text:line-break/><text:line-break/><text:span text:style-name="Strong_20_Emphasis">Questão 02.</text:span> “Há muito tempo, o rádio, a televisão e outros meios de comunicação têm levado informações simultâneas a lugares remotos. Mas, por esses meios, somos apenas ouvintes ou telespectadores. A possibilidade de selecionar as informações, no momento e no local desejado, só foi viabilizada com a internet. A integração por meio das redes de informação dá uma nova dimensão ao espaço e cria uma nova forma de agir sobre ele”.<text:line-break/><text:line-break/>LUCCI, E. A. et. al. Território e sociedade no mundo globalizado: Geografia Geral e do Brasil. 2ª ed. Editora Saraiva, 2014. p.13 (adaptado).<text:line-break/><text:line-break/>A integração das redes de informação e do espaço virtual ao espaço geográfico corrobora para o conceito de:<text:line-break/><text:line-break/>(a) Unidade tecnológica<text:line-break/><text:span text:style-name="T1">(b) Ciberespaço</text:span><text:line-break/>(c) Espacialidade digital<text:line-break/>(d) Sociointeratividade<text:line-break/>(e) Tecnosfera</text:p>
      <text:p text:style-name="P5">R: b</text:p>
      <text:p text:style-name="P3"/>
      <text:p text:style-name="P4"><text:span text:style-name="Strong_20_Emphasis">Questão 03.</text:span> A letra da música de Gilberto Gil trata da rede de comunicação existente no mundo e sugere a importância dessa rede para a inclusão digital, do ponto de vista socioeconômico.<text:line-break/><text:line-break/>Pela Internet<text:line-break/>Criar meu web site<text:line-break/>Fazer minha home-page<text:line-break/>Com quantos gigabytes<text:line-break/>Se faz uma jangada<text:line-break/>Um barco que veleje<text:line-break/>[…]<text:line-break/>Eu quero entrar na rede<text:line-break/>Promover um debate<text:line-break/>Juntar via Internet<text:line-break/>Um grupo de tietes de Connecticut<text:line-break/>De Connecticut acessar<text:line-break/>O chefe da milícia de Milão<text:line-break/>Um hacker mafioso acaba de soltar<text:line-break/>Um vírus pra atacar programas no Japão<text:line-break/>Eu quero entrar na rede pra contactar<text:line-break/>Os lares do Nepal, os bares do Gabão<text:line-break/>Que o chefe da polícia carioca avisa pelo celular<text:line-break/>Que lá na praça Onze tem um videopôquer para se jogar<text:line-break/><text:line-break/>GILBERTO GIL. Disco Quanta. Warner Music, 1997 (adaptado).<text:line-break/><text:line-break/>A relação entre a exclusão socioeconômica e a exclusão digital está apresentada na seguinte assertiva:<text:line-break/><text:line-break/>(a) A digital desencadeia a socioeconômica, pela relação direta entre a existência de ampla tecnologia da informação e comunicação e a realidade dos países subdesenvolvidos.<text:line-break/>(b) A socioeconômica desencadeia a digital, por existir maior investimento dos países subdesenvolvidos no acesso à tecnologia de informação e comunicação, portanto, maior inclusão.<text:line-break/>(c) A socioeconômica desencadeia a digital, pois há relação igualitária entre países desenvolvidos e subdesenvolvidos quanto ao acesso à tecnologia de informação e comunicação e à inclusão.<text:line-break/>(d) A digital desencadeia a socioeconômica, à medida que o acesso às tecnologias de informação e comunicação se dá de forma mais estruturada nos países subdesenvolvidos.<text:line-break/><text:span text:style-name="T1">(e) A socioeconômica desencadeia a digital, por haver uma relação desfavorável quanto ao menor acesso dos países subdesenvolvidos à tecnologia de informação e comunicação.</text:span></text:p>
      <text:p text:style-name="P7">R: e</text:p>
      <text:p text:style-name="P8"><text:span text:style-name="Strong_20_Emphasis"/></text:p>
      <text:p text:style-name="P9"><text:span text:style-name="Strong_20_Emphasis">Questão 04.</text:span> A sociedade não é u<text:span text:style-name="T10">m</text:span> elemento estático, muito pelo contrário está em constante mutação e como tal está inserida num processo de mudança em que as novas tecnologias são as principais responsáveis. Alguns autores identificam um novo paradigma de sociedade que se baseia num bem precioso, a informação.<text:line-break/><text:line-break/>(a) A sociedade industrial<text:line-break/>(b) A sociedade militar<text:line-break/>(c) A sociedade educacional<text:line-break/><text:span text:style-name="T1">(d) A sociedade do conhecimento</text:span><text:line-break/><text:span text:style-name="T11">(e) A sociedade civil</text:span></text:p>
      <text:p text:style-name="P10"><text:span text:style-name="T3">R: </text:span><text:span text:style-name="T8">d</text:span><text:line-break/><text:line-break/><text:span text:style-name="Strong_20_Emphasis">Questão 05.</text:span> A Sociedade atual é denominada, por algumas pessoas, como Sociedade do Conhecimento e tem as seguintes características:<text:line-break/><text:line-break/>I. Geração do conhecimento como atividade principal, informação e tecnologia como fonte de riqueza, Mercado globalizado, desenvolvimento intensivo de hardware e software, era das parcerias, da interação e do relacionamento, internet e realidade virtual, redes digitais, redes de conhecimento, redes de relacionamento.<text:line-break/>II. Baseada na economia de subsistência, uso do fogo e de armas, tribos nômades, linguagem oral e figurativa.<text:line-break/>III. Revolução industrial, produção em série, concentração em cidades, processos industriais, valorização do capital, desenvolvimento de máquinas, noção de mercado, Imprensa e livros, Invenção do rádio.<text:line-break/><text:line-break/>(a) Somente a afirmativa II está correta<text:line-break/>(b) As afirmativas I e II estão corretas<text:line-break/><text:span text:style-name="T1">(c) Somente a afirmativa I está correta</text:span><text:line-break/><text:span text:style-name="T11">(d) Somente a afirmativa III está correta</text:span><text:line-break/>(e) Todas as afirmativas estão erradas<text:line-break/></text:p>
      <text:p text:style-name="P18">R: c</text:p>
      <text:p text:style-name="P18"/>
      <text:p text:style-name="P11"><text:span text:style-name="Strong_20_Emphasis">Profissional da Computação e Ética</text:span><text:line-break/><text:line-break/><text:span text:style-name="Strong_20_Emphasis">Questão 06.</text:span> O critério ético prioritário no processo decisório de escolha de uma empresa privada para prestar serviço a uma agência pública baseia-se no(a)<text:line-break/><text:line-break/><text:span text:style-name="T1">(a) Sucesso do desempenho funcional da empresa</text:span><text:line-break/>(b) Sucesso da empresa no mercado de ações<text:line-break/>(c) Satisfação psicológica dos funcionários da empresa<text:line-break/>(d) Proximidade política dos representantes da empresa</text:p>
      <text:p text:style-name="P8"><text:span text:style-name="T4">R: a</text:span><text:line-break/><text:line-break/><text:span text:style-name="Strong_20_Emphasis">Questão 07.</text:span> Código de valores que norteiam a conduta de um indivíduo, bem como suas decisões e escolhas, fazendo com que esse indivíduo seja capaz de julgar o que é certo ou errado. Trata-se da definição de:<text:line-break/><text:line-break/>(a) Altruísmo<text:line-break/>(b) Egoísmo<text:line-break/>(c) Consenso<text:line-break/>(d) Participação<text:line-break/><text:span text:style-name="T1">(e) Moralidade</text:span></text:p>
      <text:p text:style-name="P8"><text:span text:style-name="T5">R: e</text:span><text:line-break/><text:line-break/><text:span text:style-name="Strong_20_Emphasis">Questão 08.</text:span> Com base nos conceitos de ética e moral, julgue os seguintes itens. A opção por ser ético implica liberdade para fazer escolhas a partir de ponderações sobre aquilo que é certo, justo e digno.<text:line-break/><text:line-break/>(a) Falso<text:line-break/><text:span text:style-name="T1">(b) Verdadeiro</text:span></text:p>
      <text:p text:style-name="P8"><text:span text:style-name="T5">R: b</text:span><text:line-break/><text:line-break/><text:span text:style-name="Strong_20_Emphasis">Questão 09.</text:span> É importante que o profissional de TI desenvolva o seguinte perfil, exceto:<text:line-break/><text:line-break/>(a) Obter conhecimento técnico<text:line-break/>(b) Manter-se qualificado<text:line-break/><text:span text:style-name="T1">(c) Manter-se atualizado através apenas de mídia impressa</text:span><text:line-break/>(d) Desenvolver novas competências e habilidade<text:line-break/>(e) Manter-se apto a enfrentar novos desafios</text:p>
      <text:p text:style-name="P15">R: c</text:p>
      <text:p text:style-name="P10"/>
      <text:p text:style-name="P23"><text:span text:style-name="Strong_20_Emphasis">Software Livre</text:span><text:line-break/><text:line-break/><text:span text:style-name="Strong_20_Emphasis">Questão 10.</text:span> Em maio de 2003, em um dos auditórios do Palácio do Planalto, o então ministro-chefe da Casa Civil, anunciava ao Comitê de Governo Eletrônico que o governo federal utilizaria preferencialmente o software livre. A adoção do software livre como paradigma do desenvolvimento e uso das tecnologias da informação no governo pode ser resumida em cinco argumentos. (Adaptado, Software Livre, Sérgio Amadeu da Silveira). Marque a alternativa que apresenta o argumento incorreto.<text:line-break/><text:line-break/>(a) Macroeconômico<text:line-break/>(b) Segurança<text:line-break/>(c) Autonomia tecnológica<text:line-break/><text:span text:style-name="T1">(d) Dependência de fornecedores</text:span><text:line-break/>(e) Democrático<text:line-break/></text:p>
      <text:p text:style-name="P19"><text:span text:style-name="T12">R: d</text:span></text:p>
      <text:p text:style-name="P24"><text:line-break/><text:span text:style-name="Strong_20_Emphasis">Questão 11.</text:span> Quando um software é dito “software livre”, tem como principal característica o fato de:<text:line-break/><text:line-break/>(a) Ser gratuito<text:line-break/><text:span text:style-name="T1">(b) Ter o “código-fonte” disponível para alteração</text:span><text:line-break/>(c) Ser projetado para trabalhar no GNU/Linux<text:line-break/>(d) Estar disponível para download, em sites específicos<text:line-break/>(e) Possuir diversas “distros” (distribuições)</text:p>
      <text:p text:style-name="P10"><text:span text:style-name="T5">R: b</text:span><text:line-break/><text:line-break/><text:span text:style-name="Strong_20_Emphasis">Questão 12.</text:span> Analise as seguintes afirmações relacionadas a conceitos de Licenças de Software.<text:line-break/><text:line-break/>I. Software Proprietário é aquele que proíbe redistribuição e alteração pelo usuário.<text:line-break/>II. Freeware permite redistribuição e modificação, portanto é classificado como Software Livre.<text:line-break/>III. Shareware permite redistribuição, mas que restringe o uso de acordo com uma condição específica.<text:line-break/>IV. Os softwares de domínio público são aqueles que podem ser baixados de provedores púbicos, como o www.google.com.br.<text:line-break/><text:line-break/>Indique a opção que contenha todas as afirmações verdadeiras. <text:line-break/><text:line-break/>(a) I e II<text:line-break/>(b) II e III<text:line-break/>(c) III e IV<text:line-break/><text:span text:style-name="T1">(d) I e III</text:span><text:line-break/>(e) II e IV</text:p>
      <text:p text:style-name="P10"><text:span text:style-name="T6">R: d</text:span><text:line-break/></text:p>
      <text:p text:style-name="P11"><text:span text:style-name="Strong_20_Emphasis">Questão 13.</text:span> O Windows e Linux são classificados como sistemas operacionais. A principal diferença entre eles está é seu núcleo. Onde o núcleo do Windows é proprietário e do Linux é livre. Como é chamado o núcleo de um sistema operacional?<text:line-break/><text:line-break/><text:span text:style-name="T1">(a) Kernel</text:span><text:line-break/>(b) Kermel<text:line-break/>(c) Chanel<text:line-break/>(d) Shell</text:p>
      <text:p text:style-name="P10"><text:span text:style-name="T6">R: a</text:span><text:line-break/><text:line-break/><text:span text:style-name="Strong_20_Emphasis">Questão 14.</text:span> Qual das descrições abaixo define corretamente um Software Livre?<text:line-break/><text:line-break/>(a) Um programa semelhante aos programas demo com a diferença de ter as funcionalidades disponíveis por determinado período de tempo.<text:line-break/>(b) Um programa de computador disponibilizado gratuitamente, porém com algum tipo de limitação.<text:line-break/><text:span text:style-name="T1">(c) Qualquer programa de computador que pode ser usado, copiado, estudado, modificado e redistribuído, sem nenhuma restrição.</text:span><text:line-break/>(d) Qualquer material promocional que é uma fração de um produto maior, lançado com a intenção de dar oportunidade de o produto ser avaliado por possíveis clientes.<text:line-break/>(e) Qualquer programa de computador cuja utilização não implica o pagamento de licenças de uso ou royalties.</text:p>
      <text:p text:style-name="P16">R: c</text:p>
      <text:p text:style-name="P16"/>
      <text:p text:style-name="P25"><text:span text:style-name="Strong_20_Emphasis">Educação a Distância (EAD) e Tecnologia da Informação e Comunicação (TICs)</text:span><text:line-break/><text:line-break/><text:span text:style-name="Strong_20_Emphasis">Questão 15.</text:span> As novas Tecnologias da Informação e Comunicação (TIC) prometem gerar uma transformação radical da vida em sociedade ao permitir que todos falem e se façam ouvir, condição–chave para a construção de uma sociedade participativa e igualitária a todos os cidadãos. Por esse motivo, há necessidade de oportunizar o acesso ao mundo digital e virtual a todos, sem exclusão. A educação a distância (EAD) é aquela que ocorre quando o ensinante e o aprendente.<text:line-break/><text:line-break/><text:span text:style-name="T1">(a) Estão separados por tempo e espaço, mas a mediação ocorre por meio de alguma tecnologia. A EAD possibilita a flexibilidade, a personalização e a individualização.</text:span><text:line-break/>(b) Interagem nos ambientes adequados nas escolas. A escola e a sociedade precisam ter uma visão holística sobre as tecnologias a favor da educação.<text:line-break/>(c) Veem na tecnologia o eixo central para a prática social e o bem–estar social.<text:line-break/>(d) Se tornam infoexcluídos. Todas as iniciativas do tipo democracia eletrônica são dirigidas para uma minoria muito elitizada, que tem padrões europeus de acesso e uso de serviços e informações via Internet.<text:line-break/>(e) Não desenvolvem o diálogo. A EAD não propicia a aprendizagem, visto que o componente básico para o aprendizado, o diálogo entre ensinante e aprendente, não acontece.<text:line-break/></text:p>
      <text:p text:style-name="P20">R: a</text:p>
      <text:p text:style-name="P26"><text:line-break/><text:span text:style-name="Strong_20_Emphasis">Questão 16.</text:span> Ações de educação a distância desenvolvem-se em espaços virtuais de ensino e aprendizagem, espécies de sala de aula virtual a que o professor e os alunos devem conectar-se simultaneamente.<text:line-break/><text:line-break/><text:span text:style-name="T1">(a) Falso</text:span><text:line-break/>(b) Verdadeiro</text:p>
      <text:p text:style-name="P6">R: a</text:p>
      <text:p text:style-name="P10"><text:line-break/><text:span text:style-name="Strong_20_Emphasis">Questão 17</text:span>. A educação a distância apresenta-se como uma modalidade de ensino-aprendizagem na qual a comunicação e construção de conhecimentos podem desenvolver-se com a participação dos indivíduos em diferentes tempos e locais. Acerca da educação a distância é incorreto afirmar:<text:line-break/><text:line-break/>(a) Pode desenvolver-se por meio do correio, do rádio, da televisão, do vídeo, do CD-ROM, do telefone, do fax e tecnologias semelhantes, além da Internet.<text:line-break/>(b) É mais apropriada para educação de adultos, por possuírem maior experiência em pesquisa e aprendizagem individual.<text:line-break/>(c) Pode ser desenvolvida nos mesmos níveis que o ensino regular, ou seja, nos Ensinos Fundamental, Médio e Superior.<text:line-break/><text:span text:style-name="T1">(d) O processo de ensino-aprendizagem é mediado por tecnologias, tornando dispensável a atuação do professor.</text:span><text:line-break/>(e) As atividades podem ser desenvolvidas de forma síncrona ou assíncrona, sendo que esta última modalidade possibilita ao estudante maior liberdade na organização de seus estudos.<text:line-break/></text:p>
      <text:p text:style-name="P21">R: d</text:p>
      <text:p text:style-name="P21"/>
      <text:p text:style-name="P12"><text:span text:style-name="Strong_20_Emphasis">Computação Ubíqua</text:span><text:line-break/><text:line-break/><text:span text:style-name="Strong_20_Emphasis">Questão 18.</text:span> Uma nova opção de utilização dos sistemas computacionais, em que os sistemas e os dados podem ser acessados em qualquer lugar do mundo a qualquer tempo, sem a necessidade de instalação e (ou) configuração de softwares, e o acesso a programas, serviços e arquivos é remoto por meio da internet. As características apresentadas se referem a:<text:line-break/><text:line-break/>(a) Software livre<text:line-break/>(b) Computação ubíqua<text:line-break/>(c) Wide area network<text:line-break/>(d) Redes abertas<text:line-break/><text:span text:style-name="T1">(e) Computação em nuvem</text:span></text:p>
      <text:p text:style-name="P13"><text:span text:style-name="T7">R: e</text:span><text:line-break/><text:line-break/><text:span text:style-name="Strong_20_Emphasis">Questão 19.</text:span> A computação verde é o estudo e a prática de uma computação ou TI ambientalmente sustentável, ou seja, o projeto, fabricação, uso e emprego de computadores, servidores, e subsistemas associados como monitores, impressoras e equipamentos de rede e comunicação eficientemente e efetivamente com mínimo ou nenhum impacto ambiental.<text:line-break/><text:line-break/>(a) Falso<text:line-break/><text:span text:style-name="T1">(b) Verdadeiro</text:span></text:p>
      <text:p text:style-name="P14"><text:span text:style-name="T7">R: b</text:span><text:line-break/><text:line-break/><text:span text:style-name="Strong_20_Emphasis">Questão 20.</text:span> A computação <text:span text:style-name="T9">móvel</text:span> baseia-se no aumento da nossa capacidade de mover fisicamente serviços computacionais conosco, ou seja, o computador torna-se um dispositivo sempre presente que expande a capacidade de um usuário utilizar os serviços que um computador oferece, independentemente de sua <text:span text:style-name="T9">localização</text:span>. Combinada com a capacidade de acesso, a computação <text:span text:style-name="T9">móvel</text:span> tem transformado a computação numa atividade que pode ser carregada para qualquer lugar.<text:line-break/><text:line-break/>(a) Falso<text:line-break/><text:span text:style-name="T1">(b) Verdadeiro</text:span></text:p>
      <text:p text:style-name="P17">R: b</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3T09:35:55.604000000</meta:creation-date>
    <dc:date>2021-11-04T12:30:22.164000000</dc:date>
    <meta:editing-duration>PT10H35S</meta:editing-duration>
    <meta:editing-cycles>39</meta:editing-cycles>
    <meta:generator>LibreOffice/7.2.2.2$Windows_X86_64 LibreOffice_project/02b2acce88a210515b4a5bb2e46cbfb63fe97d56</meta:generator>
    <meta:document-statistic meta:table-count="0" meta:image-count="0" meta:object-count="0" meta:page-count="8" meta:paragraph-count="32" meta:word-count="1978" meta:character-count="12604" meta:non-whitespace-character-count="10606"/>
  </office:meta>
</office:document-meta>
</file>